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-left="1.5pt solid #000000" fo:border-right="1.5pt solid #000000" fo:border-top="1.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 style:data-style-name="N0">
      <style:table-cell-properties fo:padding="0.097cm" fo:border-left="1.5pt solid #000000" fo:border-right="1.5pt solid #000000" fo:border-top="none" fo:border-bottom="0.05pt solid #000000"/>
    </style:style>
    <style:style style:name="Tabela1.A6" style:family="table-cell">
      <style:table-cell-properties fo:padding="0.097cm" fo:border-left="1.5pt solid #000000" fo:border-right="none" fo:border-top="1.5pt solid #000000" fo:border-bottom="1.5pt solid #000000"/>
    </style:style>
    <style:style style:name="Tabela1.B6" style:family="table-cell" style:data-style-name="N0">
      <style:table-cell-properties fo:padding="0.097cm" fo:border-left="0.05pt solid #000000" fo:border-right="none" fo:border-top="1.5pt solid #000000" fo:border-bottom="1.5pt solid #000000"/>
    </style:style>
    <style:style style:name="Tabela1.G6" style:family="table-cell">
      <style:table-cell-properties fo:padding="0.097cm" fo:border="1.5pt solid #000000"/>
    </style:style>
    <style:style style:name="Tabela2" style:family="table">
      <style:table-properties style:width="17cm" table:align="margins" style:shadow="none"/>
    </style:style>
    <style:style style:name="Tabela2.A" style:family="table-column">
      <style:table-column-properties style:column-width="2.429cm" style:rel-column-width="93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-left="1.5pt solid #000000" fo:border-right="none" fo:border-top="1.5pt solid #000000" fo:border-bottom="0.05pt solid #000000"/>
    </style:style>
    <style:style style:name="Tabela2.F1" style:family="table-cell">
      <style:table-cell-properties fo:padding="0.097cm" fo:border-left="1.5pt solid #000000" fo:border-right="1.5pt solid #000000" fo:border-top="1.5pt solid #000000" fo:border-bottom="0.05pt solid #000000"/>
    </style:style>
    <style:style style:name="Tabela2.G1" style:family="table-cell">
      <style:table-cell-properties fo:padding="0.097cm" fo:border-left="0.05pt solid #000000" fo:border-right="1.5pt solid #000000" fo:border-top="1.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 style:data-style-name="N0">
      <style:table-cell-properties fo:padding="0.097cm" fo:border-left="1.5pt solid #000000" fo:border-right="none" fo:border-top="none" fo:border-bottom="0.05pt solid #000000"/>
    </style:style>
    <style:style style:name="Tabela2.F2" style:family="table-cell" style:data-style-name="N0">
      <style:table-cell-properties fo:padding="0.097cm" fo:border-left="1.5pt solid #000000" fo:border-right="1.5pt solid #000000" fo:border-top="none" fo:border-bottom="0.05pt solid #000000"/>
    </style:style>
    <style:style style:name="Tabela2.G2" style:family="table-cell" style:data-style-name="N0">
      <style:table-cell-properties fo:padding="0.097cm" fo:border-left="0.05pt solid #000000" fo:border-right="1.5pt solid #000000" fo:border-top="none" fo:border-bottom="0.05pt solid #000000"/>
    </style:style>
    <style:style style:name="Tabela2.E5" style:family="table-cell" style:data-style-name="N0">
      <style:table-cell-properties fo:padding="0.097cm" fo:border-left="1.5pt solid #000000" fo:border-right="none" fo:border-top="none" fo:border-bottom="1.5pt solid #000000"/>
    </style:style>
    <style:style style:name="Tabela2.F5" style:family="table-cell" style:data-style-name="N0">
      <style:table-cell-properties fo:padding="0.097cm" fo:border-left="1.5pt solid #000000" fo:border-right="1.5pt solid #000000" fo:border-top="none" fo:border-bottom="1.5pt solid #000000"/>
    </style:style>
    <style:style style:name="Tabela2.G5" style:family="table-cell" style:data-style-name="N0">
      <style:table-cell-properties fo:padding="0.097cm" fo:border-left="0.05pt solid #000000" fo:border-right="1.5pt solid #000000" fo:border-top="none" fo:border-bottom="1.5pt solid #000000"/>
    </style:style>
    <style:style style:name="P1" style:family="paragraph" style:parent-style-name="Table_20_Heading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Heading">
      <style:text-properties fo:font-size="10pt" fo:font-weight="normal" officeooo:rsid="0002fe39" officeooo:paragraph-rsid="0002fe39" style:font-size-asian="10pt" style:font-weight-asian="normal" style:font-size-complex="10pt" style:font-weight-complex="normal"/>
    </style:style>
    <style:style style:name="P3" style:family="paragraph" style:parent-style-name="Table_20_Heading">
      <style:text-properties fo:font-size="10pt" fo:font-weight="normal" officeooo:rsid="0008fa94" officeooo:paragraph-rsid="0008fa94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fo:font-size="10pt" fo:font-weight="normal" officeooo:rsid="0002fe39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font-size="10pt" fo:font-weight="normal" officeooo:rsid="0002fe39" officeooo:paragraph-rsid="0002fe39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0pt" fo:font-weight="normal" officeooo:rsid="0008fa94" officeooo:paragraph-rsid="0008fa94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font-size="10pt" fo:font-weight="normal" officeooo:rsid="000c8eed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 fo:font-weight="normal" officeooo:rsid="000c8eed" officeooo:paragraph-rsid="000c8eed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size="10pt" fo:font-weight="normal" officeooo:rsid="000dfffb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background-color="#ff9999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78eb9" officeooo:paragraph-rsid="00078eb9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officeooo:paragraph-rsid="00078eb9" style:font-weight-asian="bold" style:font-weight-complex="bold"/>
    </style:style>
    <style:style style:name="T1" style:family="text">
      <style:text-properties officeooo:rsid="0005625e"/>
    </style:style>
    <style:style style:name="T2" style:family="text">
      <style:text-properties officeooo:rsid="00078eb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Tabela 1</text:span></text:p>
      <table:table table:name="Tabela1" table:style-name="Tabela1">
        <table:table-column table:style-name="Tabela1.A" table:number-columns-repeated="7"/>
        <table:table-header-rows>
          <table:table-row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P2">Poniedziałek</text:p>
            </table:table-cell>
            <table:table-cell table:style-name="Tabela1.A1" office:value-type="string">
              <text:p text:style-name="P2">Wtorek</text:p>
            </table:table-cell>
            <table:table-cell table:style-name="Tabela1.A1" office:value-type="string">
              <text:p text:style-name="P2">Środa</text:p>
            </table:table-cell>
            <table:table-cell table:style-name="Tabela1.A1" office:value-type="string">
              <text:p text:style-name="P2">Czwartek</text:p>
            </table:table-cell>
            <table:table-cell table:style-name="Tabela1.A1" office:value-type="string">
              <text:p text:style-name="P2">Piątek</text:p>
            </table:table-cell>
            <table:table-cell table:style-name="Tabela1.G1" office:value-type="string">
              <text:p text:style-name="P2">Maksymalny dystans</text:p>
            </table:table-cell>
          </table:table-row>
        </table:table-header-rows>
        <table:table-row>
          <table:table-cell table:style-name="Tabela1.A2" office:value-type="string">
            <text:p text:style-name="P5">Zawodnik 1</text:p>
          </table:table-cell>
          <table:table-cell table:style-name="Tabela1.A2" office:value-type="string">
            <text:p text:style-name="P5">23</text:p>
          </table:table-cell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5">6</text:p>
          </table:table-cell>
          <table:table-cell table:style-name="Tabela1.G2" table:formula="ooow:max(&lt;B2:F2&gt;)" office:value-type="float" office:value="23">
            <text:p text:style-name="P4">23</text:p>
          </table:table-cell>
        </table:table-row>
        <table:table-row>
          <table:table-cell table:style-name="Tabela1.A2" office:value-type="string">
            <text:p text:style-name="P5">Zawodnik 2</text:p>
          </table:table-cell>
          <table:table-cell table:style-name="Tabela1.A2" office:value-type="string">
            <text:p text:style-name="P5">34</text:p>
          </table:table-cell>
          <table:table-cell table:style-name="Tabela1.A2" office:value-type="string">
            <text:p text:style-name="P5">34</text:p>
          </table:table-cell>
          <table:table-cell table:style-name="Tabela1.A2" office:value-type="string">
            <text:p text:style-name="P5">34</text:p>
          </table:table-cell>
          <table:table-cell table:style-name="Tabela1.A2" office:value-type="string">
            <text:p text:style-name="P5">34</text:p>
          </table:table-cell>
          <table:table-cell table:style-name="Tabela1.A2" office:value-type="string">
            <text:p text:style-name="P5">34</text:p>
          </table:table-cell>
          <table:table-cell table:style-name="Tabela1.G2" table:formula="ooow:max(&lt;B3:F3&gt;)" office:value-type="float" office:value="34">
            <text:p text:style-name="P4">34</text:p>
          </table:table-cell>
        </table:table-row>
        <table:table-row>
          <table:table-cell table:style-name="Tabela1.A2" office:value-type="string">
            <text:p text:style-name="P5">Zawodnik 3</text:p>
          </table:table-cell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P5">7</text:p>
          </table:table-cell>
          <table:table-cell table:style-name="Tabela1.G2" table:formula="ooow:max(&lt;B4:F4&gt;)" office:value-type="float" office:value="7">
            <text:p text:style-name="P4">7</text:p>
          </table:table-cell>
        </table:table-row>
        <table:table-row>
          <table:table-cell table:style-name="Tabela1.A2" office:value-type="string">
            <text:p text:style-name="P5">Zawodnik 4</text:p>
          </table:table-cell>
          <table:table-cell table:style-name="Tabela1.A2" office:value-type="string">
            <text:p text:style-name="P5">10</text:p>
          </table:table-cell>
          <table:table-cell table:style-name="Tabela1.A2" office:value-type="string">
            <text:p text:style-name="P5">20</text:p>
          </table:table-cell>
          <table:table-cell table:style-name="Tabela1.A2" office:value-type="string">
            <text:p text:style-name="P5">30</text:p>
          </table:table-cell>
          <table:table-cell table:style-name="Tabela1.A2" office:value-type="string">
            <text:p text:style-name="P5">40</text:p>
          </table:table-cell>
          <table:table-cell table:style-name="Tabela1.A2" office:value-type="string">
            <text:p text:style-name="P5">50</text:p>
          </table:table-cell>
          <table:table-cell table:style-name="Tabela1.G2" table:formula="ooow:max(&lt;B5:F5&gt;)" office:value-type="float" office:value="50">
            <text:p text:style-name="P4">50</text:p>
          </table:table-cell>
        </table:table-row>
        <table:table-row>
          <table:table-cell table:style-name="Tabela1.A6" office:value-type="string">
            <text:p text:style-name="P5">Średni dystan<text:span text:style-name="T1">s</text:span></text:p>
          </table:table-cell>
          <table:table-cell table:style-name="Tabela1.B6" office:value-type="float" office:value="17">
            <text:p text:style-name="P4">17</text:p>
          </table:table-cell>
          <table:table-cell table:style-name="Tabela1.B6" table:formula="ooow:mean(&lt;C2:C5&gt;)" office:value-type="float" office:value="15.25">
            <text:p text:style-name="P5">15.25</text:p>
          </table:table-cell>
          <table:table-cell table:style-name="Tabela1.B6" table:formula="ooow:mean(&lt;D2:D5&gt;)" office:value-type="float" office:value="18.25">
            <text:p text:style-name="P4">18.25</text:p>
          </table:table-cell>
          <table:table-cell table:style-name="Tabela1.B6" table:formula="ooow:mean(&lt;E2:E5&gt;)" office:value-type="float" office:value="21.25">
            <text:p text:style-name="P4">21.25</text:p>
          </table:table-cell>
          <table:table-cell table:style-name="Tabela1.B6" table:formula="ooow:mean(&lt;F2:F5&gt;)" office:value-type="float" office:value="24.25">
            <text:p text:style-name="P4">24.25</text:p>
          </table:table-cell>
          <table:table-cell table:style-name="Tabela1.G6" office:value-type="string">
            <text:p text:style-name="P10"/>
          </table:table-cell>
        </table:table-row>
      </table:table>
      <text:p text:style-name="Standard"/>
      <text:p text:style-name="P11">Tabela 2</text:p>
      <text:p text:style-name="Standard"/>
      <table:table table:name="Tabela2" table:style-name="Tabela2">
        <table:table-column table:style-name="Tabela2.A" table:number-columns-repeated="7"/>
        <table:table-header-rows>
          <table:table-row>
            <table:table-cell table:style-name="Tabela2.A1" office:value-type="string">
              <text:p text:style-name="P1"/>
            </table:table-cell>
            <table:table-cell table:style-name="Tabela2.A1" office:value-type="string">
              <text:p text:style-name="P3">Model A</text:p>
            </table:table-cell>
            <table:table-cell table:style-name="Tabela2.A1" office:value-type="string">
              <text:p text:style-name="P3">Model B</text:p>
            </table:table-cell>
            <table:table-cell table:style-name="Tabela2.A1" office:value-type="string">
              <text:p text:style-name="P3">Model C</text:p>
            </table:table-cell>
            <table:table-cell table:style-name="Tabela2.E1" office:value-type="string">
              <text:p text:style-name="P3">Cena</text:p>
              <text:p text:style-name="P3">najniższa</text:p>
            </table:table-cell>
            <table:table-cell table:style-name="Tabela2.F1" office:value-type="string">
              <text:p text:style-name="P3">Cena najwyższa</text:p>
            </table:table-cell>
            <table:table-cell table:style-name="Tabela2.G1" office:value-type="string">
              <text:p text:style-name="P3">Cena</text:p>
              <text:p text:style-name="P3">średnia</text:p>
            </table:table-cell>
          </table:table-row>
        </table:table-header-rows>
        <table:table-row>
          <table:table-cell table:style-name="Tabela2.A2" office:value-type="string">
            <text:p text:style-name="P6">Procesor</text:p>
          </table:table-cell>
          <table:table-cell table:style-name="Tabela2.A2" office:value-type="string">
            <text:p text:style-name="P8">230</text:p>
          </table:table-cell>
          <table:table-cell table:style-name="Tabela2.A2" office:value-type="string">
            <text:p text:style-name="P8">150</text:p>
          </table:table-cell>
          <table:table-cell table:style-name="Tabela2.A2" office:value-type="string">
            <text:p text:style-name="P8">5</text:p>
          </table:table-cell>
          <table:table-cell table:style-name="Tabela2.E2" table:formula="ooow:min (&lt;B2:D2&gt;)" office:value-type="float" office:value="5">
            <text:p text:style-name="P9">5</text:p>
          </table:table-cell>
          <table:table-cell table:style-name="Tabela2.F2" table:formula="ooow:max(&lt;B2:D2&gt;)" office:value-type="float" office:value="230">
            <text:p text:style-name="P9">230</text:p>
          </table:table-cell>
          <table:table-cell table:style-name="Tabela2.G2" table:formula="ooow:mean(&lt;B2:D2&gt;)" office:value-type="float" office:value="128.333333333333">
            <text:p text:style-name="P7">128.33</text:p>
          </table:table-cell>
        </table:table-row>
        <table:table-row>
          <table:table-cell table:style-name="Tabela2.A2" office:value-type="string">
            <text:p text:style-name="P6">Płyta główna</text:p>
          </table:table-cell>
          <table:table-cell table:style-name="Tabela2.A2" office:value-type="string">
            <text:p text:style-name="P8">110</text:p>
          </table:table-cell>
          <table:table-cell table:style-name="Tabela2.A2" office:value-type="string">
            <text:p text:style-name="P8">56</text:p>
          </table:table-cell>
          <table:table-cell table:style-name="Tabela2.A2" office:value-type="string">
            <text:p text:style-name="P8">210</text:p>
          </table:table-cell>
          <table:table-cell table:style-name="Tabela2.E2" table:formula="ooow:mini(&lt;B3:D3&gt;)" office:value-type="float" office:value="376">
            <text:p text:style-name="P9">376</text:p>
          </table:table-cell>
          <table:table-cell table:style-name="Tabela2.F2" table:formula="ooow:max(&lt;B3:D3&gt;)" office:value-type="float" office:value="210">
            <text:p text:style-name="P9">210</text:p>
          </table:table-cell>
          <table:table-cell table:style-name="Tabela2.G2" table:formula="ooow:mean(&lt;B3:D3&gt;)" office:value-type="float" office:value="125.333333333333">
            <text:p text:style-name="P7">125.33</text:p>
          </table:table-cell>
        </table:table-row>
        <table:table-row>
          <table:table-cell table:style-name="Tabela2.A2" office:value-type="string">
            <text:p text:style-name="P6">Karta graficzna</text:p>
          </table:table-cell>
          <table:table-cell table:style-name="Tabela2.A2" office:value-type="string">
            <text:p text:style-name="P8">98</text:p>
          </table:table-cell>
          <table:table-cell table:style-name="Tabela2.A2" office:value-type="string">
            <text:p text:style-name="P8">219</text:p>
          </table:table-cell>
          <table:table-cell table:style-name="Tabela2.A2" office:value-type="string">
            <text:p text:style-name="P8">329</text:p>
          </table:table-cell>
          <table:table-cell table:style-name="Tabela2.E2" table:formula="ooow:min(&lt;B4:D4&gt;)" office:value-type="float" office:value="98">
            <text:p text:style-name="P9">98</text:p>
          </table:table-cell>
          <table:table-cell table:style-name="Tabela2.F2" table:formula="ooow:max(&lt;B4:D4&gt;)" office:value-type="float" office:value="329">
            <text:p text:style-name="P9">329</text:p>
          </table:table-cell>
          <table:table-cell table:style-name="Tabela2.G2" table:formula="ooow:mean(&lt;B4:D4&gt;)" office:value-type="float" office:value="215.333333333333">
            <text:p text:style-name="P7">215.33</text:p>
          </table:table-cell>
        </table:table-row>
        <table:table-row>
          <table:table-cell table:style-name="Tabela2.A2" office:value-type="string">
            <text:p text:style-name="P6">Pamięć</text:p>
          </table:table-cell>
          <table:table-cell table:style-name="Tabela2.A2" office:value-type="string">
            <text:p text:style-name="P8">45</text:p>
          </table:table-cell>
          <table:table-cell table:style-name="Tabela2.A2" office:value-type="string">
            <text:p text:style-name="P8">99</text:p>
          </table:table-cell>
          <table:table-cell table:style-name="Tabela2.A2" office:value-type="string">
            <text:p text:style-name="P8">128</text:p>
          </table:table-cell>
          <table:table-cell table:style-name="Tabela2.E5" table:formula="ooow:min(&lt;B5:D5&gt;)" office:value-type="float" office:value="45">
            <text:p text:style-name="P9">45</text:p>
          </table:table-cell>
          <table:table-cell table:style-name="Tabela2.F5" table:formula="ooow:max(&lt;B5:D5&gt;)" office:value-type="float" office:value="128">
            <text:p text:style-name="P9">128</text:p>
          </table:table-cell>
          <table:table-cell table:style-name="Tabela2.G5" table:formula="ooow:mean(&lt;B5:D5&gt;)" office:value-type="float" office:value="90.6666666666667">
            <text:p text:style-name="P7">90.6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Gregor</meta:initial-creator>
    <meta:creation-date>2016-10-11T12:50:36.491931730</meta:creation-date>
    <meta:generator>LibreOffice/4.3.3.2$Linux_X86_64 LibreOffice_project/430m0$Build-2</meta:generator>
    <dc:date>2016-10-11T13:41:52.193595389</dc:date>
    <dc:creator>Piotr Gregor</dc:creator>
    <meta:editing-duration>PT51M12S</meta:editing-duration>
    <meta:editing-cycles>9</meta:editing-cycles>
    <meta:document-statistic meta:table-count="2" meta:image-count="0" meta:object-count="0" meta:page-count="1" meta:paragraph-count="78" meta:word-count="92" meta:character-count="358" meta:non-whitespace-character-count="344"/>
  </office:meta>
</office:document-meta>
</file>